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1" style:font-family-complex="Tahoma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00:39:26.969642235</meta:creation-date>
    <dc:date>2021-12-29T00:40:50.952174271</dc:date>
    <meta:editing-duration>PT1M2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2.3.2$Linux_X86_64 LibreOffice_project/20$Build-2</meta:generator>
  </office:meta>
</office:document-meta>
</file>